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05c7b4" officeooo:paragraph-rsid="0005c7b4"/>
    </style:style>
    <style:style style:name="P2" style:family="paragraph" style:parent-style-name="_5f_text">
      <style:text-properties fo:language="ru" fo:country="RU" officeooo:rsid="000605d0" officeooo:paragraph-rsid="000605d0"/>
    </style:style>
    <style:style style:name="P3" style:family="paragraph" style:parent-style-name="_5f_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/>
      <text:p text:style-name="_5f_text"/>
      <text:p text:style-name="P3">https://nginx.org/ru/docs/http/ngx_http_core_module.html#root</text:p>
      <text:p text:style-name="_5f_code">Синтаксис:<text:tab/>root путь;</text:p>
      <text:p text:style-name="_5f_code">Умолчание:<text:tab/>root html;</text:p>
      <text:p text:style-name="_5f_code">Контекст:<text:tab/>http, server, location, if в location</text:p>
      <text:p text:style-name="_5f_text">Задаёт корневой каталог для запросов. Например, при такой конфигурации</text:p>
      <text:p text:style-name="_5f_code">location /i/ {</text:p>
      <text:p text:style-name="_5f_code"><text:s text:c="4"/>root /data/w3;</text:p>
      <text:p text:style-name="_5f_code">}</text:p>
      <text:p text:style-name="_5f_text">в ответ на запрос “/i/top.gif” будет отдан файл /data/w3/i/top.gif.</text:p>
      <text:p text:style-name="_5f_text">В значении параметра путь можно использовать переменные, кроме $document_root и $realpath_root.</text:p>
      <text:p text:style-name="_5f_text">Путь к файлу формируется путём простого добавления URI к значению директивы root. Если же URI необходимо поменять, следует воспользоваться директивой alias.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P3">https://nginx.org/ru/docs/http/ngx_http_core_module.html#location</text:p>
      <text:p text:style-name="_5f_code">Синтаксис:<text:tab/>location [ = | ~ | ~* | ^~ ] uri { ... }</text:p>
      <text:p text:style-name="_5f_code">location @имя { ... }</text:p>
      <text:p text:style-name="_5f_code">Умолчание:<text:tab/>—</text:p>
      <text:p text:style-name="_5f_code">Контекст:<text:tab/>server, location</text:p>
      <text:p text:style-name="_5f_text">Устанавливает конфигурацию в зависимости от URI запроса.</text:p>
      <text:p text:style-name="_5f_text"><text:s/>“~*” (для поиска совпадения без учёта регистра символов),</text:p>
      <text:p text:style-name="_5f_text">“~” (с учётом регистра)</text:p>
      <text:p text:style-name="_5f_text">“^~”, то регулярные выражения не проверяются.</text:p>
      <text:p text:style-name="_5f_text">“=” можно задать точное совпадение URI и location. При точном совпадении поиск сразу же прекращается. Например, если запрос “/” случается часто, то указав “location = /”, можно ускорить обработку этих запросов, так как поиск прекратится после первого же сравнения. </text:p>
      <text:p text:style-name="P2">Будем разбираться</text:p>
      <text:p text:style-name="P1">Пример:</text:p>
      <text:p text:style-name="_5f_code">location = / {</text:p>
      <text:p text:style-name="_5f_code"><text:s text:c="4"/>[ конфигурация А ]</text:p>
      <text:p text:style-name="_5f_code">}</text:p>
      <text:p text:style-name="_5f_code"/>
      <text:p text:style-name="_5f_code">location / {</text:p>
      <text:p text:style-name="_5f_code"><text:s text:c="4"/>[ конфигурация Б ]</text:p>
      <text:p text:style-name="_5f_code">}</text:p>
      <text:p text:style-name="_5f_code"/>
      <text:p text:style-name="_5f_code">location /documents/ {</text:p>
      <text:p text:style-name="_5f_code"><text:s text:c="4"/>[ конфигурация В ]</text:p>
      <text:p text:style-name="_5f_code">}</text:p>
      <text:p text:style-name="_5f_code"/>
      <text:p text:style-name="_5f_code">location ^~ /images/ {</text:p>
      <text:p text:style-name="_5f_code"><text:s text:c="4"/>[ конфигурация Г ]</text:p>
      <text:p text:style-name="_5f_code">}</text:p>
      <text:p text:style-name="_5f_code"><text:soft-page-break/></text:p>
      <text:p text:style-name="_5f_code">location ~* \.(gif|jpg|jpeg)$ {</text:p>
      <text:p text:style-name="_5f_code"><text:s text:c="4"/>[ конфигурация Д ]</text:p>
      <text:p text:style-name="_5f_code">}</text:p>
      <text:p text:style-name="_5f_text">Для запроса “/” будет выбрана конфигурация А, для запроса “/index.html” — конфигурация Б, для запроса “/documents/document.html” — конфигурация В, для запроса “/images/1.gif” — конфигурация Г, а для запроса “/documents/1.jpg” — конфигурация Д.</text:p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language="none" fo:country="none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3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" fo:font-family="'Calibri Light'" style:font-style-name="Жирный" style:font-family-generic="swiss" style:font-pitch="variable" fo:font-weight="bold" officeooo:rsid="001e3f4c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6T23:19:15.516000000</dc:date>
    <meta:editing-duration>PT18M59S</meta:editing-duration>
    <meta:editing-cycles>8</meta:editing-cycles>
    <meta:document-statistic meta:table-count="0" meta:image-count="0" meta:object-count="0" meta:page-count="2" meta:paragraph-count="39" meta:word-count="233" meta:character-count="1676" meta:non-whitespace-character-count="1451"/>
  </office:meta>
</office:document-meta>
</file>